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fo:text-indent="0cm" style:auto-text-indent="false"/>
      <style:text-properties style:font-name="Helvetica"/>
    </style:style>
    <style:style style:name="P2" style:family="paragraph" style:parent-style-name="Standard">
      <style:paragraph-properties fo:margin-left="0cm" fo:margin-right="0cm" fo:margin-top="0.101cm" fo:margin-bottom="0cm" fo:text-align="center" style:justify-single-word="false" fo:text-indent="0cm" style:auto-text-indent="false"/>
      <style:text-properties style:font-name="Helvetica"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margin-top="0.101cm" fo:margin-bottom="0cm" fo:text-align="center" style:justify-single-word="false" fo:text-indent="0cm" style:auto-text-indent="false"/>
      <style:text-properties style:font-name="Helvetica" style:text-underline-style="none"/>
    </style:style>
    <style:style style:name="P4" style:family="paragraph" style:parent-style-name="Standard">
      <style:paragraph-properties fo:margin-top="0.101cm" fo:margin-bottom="0cm"/>
      <style:text-properties style:font-name="Helvetica"/>
    </style:style>
    <style:style style:name="P5" style:family="paragraph" style:parent-style-name="Standard">
      <style:paragraph-properties fo:margin-top="0.101cm" fo:margin-bottom="0cm"/>
      <style:text-properties style:font-name="Helvetic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margin-top="0.101cm" fo:margin-bottom="0cm"/>
      <style:text-properties style:font-name="Helvetica"/>
    </style:style>
    <style:style style:name="P7" style:family="paragraph" style:parent-style-name="Standard" style:list-style-name="L2">
      <style:paragraph-properties fo:margin-top="0.101cm" fo:margin-bottom="0cm"/>
      <style:text-properties style:font-name="Helvetica"/>
    </style:style>
    <style:style style:name="P8" style:family="paragraph" style:parent-style-name="Standard" style:list-style-name="L2">
      <style:paragraph-properties fo:margin-top="0.101cm" fo:margin-bottom="0cm"/>
      <style:text-properties style:font-name="Helvetica" fo:font-style="normal" style:font-style-asian="normal" style:font-style-complex="normal"/>
    </style:style>
    <style:style style:name="P9" style:family="paragraph" style:parent-style-name="Standard" style:list-style-name="L2">
      <style:paragraph-properties fo:margin-top="0.101cm" fo:margin-bottom="0cm"/>
      <style:text-properties style:font-name="Helvetica" fo:font-style="normal" style:text-underline-style="none" style:font-style-asian="normal" style:font-style-complex="normal"/>
    </style:style>
    <style:style style:name="P10" style:family="paragraph" style:parent-style-name="Standard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6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8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9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0">
      <style:paragraph-properties fo:margin-top="0.101cm" fo:margin-bottom="0cm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Standard" style:list-style-name="L11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Standard" style:list-style-name="L12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13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3" style:family="paragraph" style:parent-style-name="Standard" style:list-style-name="L14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6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17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8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9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8" style:family="paragraph" style:parent-style-name="Standard" style:list-style-name="L20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21">
      <style:paragraph-properties fo:margin-top="0.101cm" fo:margin-bottom="0cm"/>
      <style:text-properties style:font-name="Helvetica" fo:font-style="normal" style:text-underline-style="none" fo:font-weight="bold" style:font-style-asian="normal" style:font-weight-asian="bold" style:font-style-complex="normal" style:font-weight-complex="bold"/>
    </style:style>
    <style:style style:name="P30" style:family="paragraph" style:parent-style-name="Standard" style:list-style-name="L4">
      <style:paragraph-properties fo:margin-top="0.101cm" fo:margin-bottom="0cm"/>
      <style:text-properties style:font-name="Helvetica" fo:font-style="normal" fo:font-weight="bol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margin-top="0.101cm" fo:margin-bottom="0cm"/>
      <style:text-properties style:font-name="Helvetic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/>
      <style:text-properties style:font-name="Helvetica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 detallada del Model Conceptual de Dades</text:p>
      <text:p text:style-name="P3">(Capa Domini)</text:p>
      <text:p text:style-name="P32">Classes</text:p>
      <text:p text:style-name="P32"/>
      <text:p text:style-name="P1"><text:span text:style-name="T1">Classe</text:span>: PlaEstudis</text:p>
      <text:p text:style-name="P1">PlaEstudis permet agrupar les Assignatures en conjunts de dades independents d'altres plans d'estudis.</text:p>
      <text:p text:style-name="P1"><text:span text:style-name="T1">Atributs</text:span>:</text:p>
      <text:list xml:id="list6083952867174897222" text:style-name="L1">
        <text:list-item>
          <text:p text:style-name="P6">id (identificador)</text:p>
        </text:list-item>
        <text:list-item>
          <text:p text:style-name="P6">assignatures: és una estructura de dades que emmagatzema tots els objectes Assignatura pertanyents a un PlaEstudis.</text:p>
        </text:list-item>
        <text:list-item>
          <text:p text:style-name="P6">horari: quan es genera un horari pel PlaEstudis es guarda l'objecte Horari generat en aquest atribut per poder-lo consultar posteriorment. </text:p>
        </text:list-item>
      </text:list>
      <text:p text:style-name="P4"><text:span text:style-name="T1">Mètodes</text:span>:</text:p>
      <text:list xml:id="list1991222988160271373" text:style-name="L2">
        <text:list-item>
          <text:p text:style-name="P7"><text:span text:style-name="T2">PlaEstudis(String id)</text:span>: mètode creador de PlaEstudis.</text:p>
        </text:list-item>
        <text:list-item>
          <text:p text:style-name="P7">Void <text:span text:style-name="T2">addAssignatura(Assignatura assig)</text:span>: <text:s/>afegeix una nova assignatura al PlaEstudis.</text:p>
        </text:list-item>
        <text:list-item>
          <text:p text:style-name="P7">Boolean <text:span text:style-name="T2">eliminarAssignatura(String id)</text:span>: <text:span text:style-name="T7">indica si s'ha pogut eliminar l'Assignatura amb identificador </text:span><text:span text:style-name="T4">id</text:span><text:span text:style-name="T7"> del PlaEstudis.</text:span></text:p>
        </text:list-item>
        <text:list-item>
          <text:p text:style-name="P8"><text:span text:style-name="T2">Boolean existsAssignatura(String id): indica si el PlaEstudis conté una Assignatura amb identificador </text:span><text:span text:style-name="T4">id</text:span><text:span text:style-name="T2">.</text:span></text:p>
        </text:list-item>
        <text:list-item>
          <text:p text:style-name="P9">String getID()</text:p>
        </text:list-item>
        <text:list-item>
          <text:p text:style-name="P9">Boolean hasHorari(): indica si PlaEstudis ha generat un Horari vàlid durant l'execució del programa.</text:p>
        </text:list-item>
        <text:list-item>
          <text:p text:style-name="P8"><text:span text:style-name="T2">Void showAssignatures(): imprimeix pel canal </text:span><text:span text:style-name="T4">out </text:span><text:span text:style-name="T2">informació de les Assignatures contingudes pel PlaEstudis.</text:span></text:p>
        </text:list-item>
        <text:list-item>
          <text:p text:style-name="P9">String toStringAssignatures(): retorna un String amb informació concissa sobre quines assignatures conté PlaEstudis.</text:p>
        </text:list-item>
        <text:list-item>
          <text:p text:style-name="P8"><text:span text:style-name="T2">String detallsAssignatura(String idAssig): retorna informació detallada de l'Assignatura </text:span><text:span text:style-name="T4">idAssig</text:span><text:span text:style-name="T2"> si existeix en PlaEstudis.</text:span></text:p>
        </text:list-item>
        <text:list-item>
          <text:p text:style-name="P9">String[] toStringNomsAssignatures(): retorna un array de Strings només amb els identificador de les Assignatures de PlaEstudis.</text:p>
        </text:list-item>
        <text:list-item>
          <text:p text:style-name="P8"><text:span text:style-name="T2">Void generarHorari(): genera un horari pel PlaEstudis i el guarda en l'atribut </text:span><text:span text:style-name="T4">horari</text:span><text:span text:style-name="T2">.</text:span></text:p>
        </text:list-item>
        <text:list-item>
          <text:p text:style-name="P8"><text:span text:style-name="T2">Void afegirCorrequisits(String[] c): afegeix restriccions de correquisit en les Assignatures idenfificades per </text:span><text:span text:style-name="T4">c.</text:span></text:p>
        </text:list-item>
        <text:list-item>
          <text:p text:style-name="P9">String getHorari(): retorna en un String l'horari del PlaEstudis prèviament generat. </text:p>
        </text:list-item>
      </text:list>
      <text:p text:style-name="P5"><text:span text:style-name="T2">Classe</text:span><text:span text:style-name="T3">: Horari</text:span></text:p>
      <text:p text:style-name="P10">La classe Horari conté l'algorisme de backtracking encarregat de trobar un horari vàlid donat el conjunt de dades de totes les Assignacions.</text:p>
      <text:p text:style-name="P5"><text:span text:style-name="T2">Atributs</text:span><text:span text:style-name="T3">:</text:span></text:p>
      <text:list xml:id="list2952730953195033767" text:style-name="L3">
        <text:list-item>
          <text:p text:style-name="P11">conjuntAssignacions: conté una estructura de dades amb tots els objectes Assignacions sobre els qui ha de processar per assignar-los una Classe vàlida.</text:p>
        </text:list-item>
      </text:list>
      <text:p text:style-name="P5"><text:span text:style-name="T2">Mètodes</text:span><text:span text:style-name="T3">:</text:span></text:p>
      <text:list xml:id="list1899986532655092171" text:style-name="L4">
        <text:list-item>
          <text:p text:style-name="P12">Horari(ArrayList&lt;Assignacio&gt; conjuntAssignacions): creadora de Horari.</text:p>
        </text:list-item>
        <text:list-item>
          <text:p text:style-name="P30"><text:soft-page-break/><text:span text:style-name="T3">Void afegeixAssigancions(ArrayList&lt;Assigancions&gt; conjuntAssignacions): afegeix més Assignacions a </text:span><text:span text:style-name="T5">conjuntAssignacions </text:span><text:span text:style-name="T3">de Horari.</text:span></text:p>
        </text:list-item>
        <text:list-item>
          <text:p text:style-name="P12">Void findHorari(): inicia l'algorisme per generar un horari.</text:p>
        </text:list-item>
        <text:list-item>
          <text:p text:style-name="P30"><text:span text:style-name="T3">Boolean selectClasse(int index): tracta l'Assignacio referenciada per </text:span><text:span text:style-name="T5">index </text:span><text:span text:style-name="T3">i li assigna un horari vàlid (és a dir, li assigna els objectes Classe necessaris). </text:span></text:p>
        </text:list-item>
        <text:list-item>
          <text:p text:style-name="P30"><text:span text:style-name="T3">Stack&lt;Classe&gt; forward_checking(Classe c): Donat la nova Classe reservada </text:span><text:span text:style-name="T5">c</text:span><text:span text:style-name="T3"> elimina de totes les Assignacio les possibles Classe que han deixat de ser vàlides.</text:span></text:p>
        </text:list-item>
        <text:list-item>
          <text:p text:style-name="P12">Boolean chekNotEmpty(): indica si per totes les Assignacio que falten per tractar encara existeixen possibles Classe entre les quals escollir un horari. </text:p>
        </text:list-item>
        <text:list-item>
          <text:p text:style-name="P30"><text:span text:style-name="T3">Void revertChanges(Stack&lt;Classe&gt; eliminades): reverteix les accions executades per l'algorisme de forward checking sobre </text:span><text:span text:style-name="T5">eliminades.</text:span></text:p>
        </text:list-item>
        <text:list-item>
          <text:p text:style-name="P30"><text:span text:style-name="T3">Void printHorari(): imprimeix pel canal </text:span><text:span text:style-name="T5">out </text:span><text:span text:style-name="T3">l'horari generat.</text:span></text:p>
        </text:list-item>
        <text:list-item>
          <text:p text:style-name="P12">String toString(): retorna un String amb l'horari generat. </text:p>
        </text:list-item>
      </text:list>
      <text:p text:style-name="P5"><text:span text:style-name="T2">Classe</text:span><text:span text:style-name="T3">: Assignatura</text:span></text:p>
      <text:p text:style-name="P10">Conté informació sobre l'assignatura així com restriccions que l'afecten directament.</text:p>
      <text:p text:style-name="P5"><text:span text:style-name="T2">Atributs</text:span><text:span text:style-name="T3">:</text:span></text:p>
      <text:list xml:id="list257241620897697485" text:style-name="L5">
        <text:list-item>
          <text:p text:style-name="P13">id (identificador)</text:p>
        </text:list-item>
        <text:list-item>
          <text:p text:style-name="P13">nom</text:p>
        </text:list-item>
        <text:list-item>
          <text:p text:style-name="P13">nivell: nivell al que pertany l'assignatura.</text:p>
        </text:list-item>
        <text:list-item>
          <text:p text:style-name="P13">classes_teoria: nombre de classes de teoria que han d'impartir els grups de l'assignatura.</text:p>
        </text:list-item>
        <text:list-item>
          <text:p text:style-name="P13">classes_problemes: nombre de classes de problemes que han d'impartir els grups de l'assignatura.</text:p>
        </text:list-item>
        <text:list-item>
          <text:p text:style-name="P13">classes_laboratori: nombre de classes de laboratori que han d'impartir els grups de l'assignatura.</text:p>
        </text:list-item>
        <text:list-item>
          <text:p text:style-name="P13">Duracio_teoria: duració de les classes de teoria.</text:p>
        </text:list-item>
        <text:list-item>
          <text:p text:style-name="P13">Duracio_problemes: duracio de les classes de problemes.</text:p>
        </text:list-item>
        <text:list-item>
          <text:p text:style-name="P13">Duracio_laboratori: duració de les classes de laboratori.</text:p>
        </text:list-item>
        <text:list-item>
          <text:p text:style-name="P13">Grups: estructura de dades que conté els grups de l'assignatura.</text:p>
        </text:list-item>
        <text:list-item>
          <text:p text:style-name="P13">Correquisits: restricció de correquisit de l'assignatura. </text:p>
        </text:list-item>
      </text:list>
      <text:p text:style-name="P5"><text:span text:style-name="T2">Mètodes</text:span><text:span text:style-name="T3">:</text:span></text:p>
      <text:list xml:id="list2184834735409812530" text:style-name="L6">
        <text:list-item>
          <text:p text:style-name="P14">Assignatura(Strind id, String nom, int nivell): creadora d'Assignatura.</text:p>
        </text:list-item>
        <text:list-item>
          <text:p text:style-name="P14">String GetId()</text:p>
        </text:list-item>
        <text:list-item>
          <text:p text:style-name="P14">int getNivell()</text:p>
        </text:list-item>
        <text:list-item>
          <text:p text:style-name="P14">void crearGrups(TreeMap&lt;String, Grup&gt; grups): es guarden els grups de Assignatura.</text:p>
        </text:list-item>
        <text:list-item>
          <text:p text:style-name="P14">Void setClasses(int nTeoria, int dTeoria, int nLaboratori, ind dLaboratori, int nProblemes, int dProbelemes)</text:p>
        </text:list-item>
        <text:list-item>
          <text:p text:style-name="P14">void showClasses(): imprimeix detalls de les classes de Assignatura.</text:p>
        </text:list-item>
        <text:list-item>
          <text:p text:style-name="P14">Void showGrups(): imprimeix informació dels grups de Assignatura.</text:p>
        </text:list-item>
        <text:list-item>
          <text:p text:style-name="P14">Void noSolapis_Teoria_i_Problemes(): afegeix restriccions als grups de Assignatura perquè les classes de teoria no es solapin amb els seus subgrups.</text:p>
        </text:list-item>
        <text:list-item>
          <text:p text:style-name="P14">ArrayList&lt;Assignacio&gt; getAssignacions(): retorna tot els conjunt d'Assignacions producte de relacionar Assignatura amb els seus grups.</text:p>
        </text:list-item>
        <text:list-item>
          <text:p text:style-name="P14"><text:soft-page-break/>Void addCorrequisit(String new_correquisit): afegeix una nova assignatura com a correquisit d'Assignatura. </text:p>
        </text:list-item>
        <text:list-item>
          <text:p text:style-name="P14">Void addManyCorrequisits(ArrayList&lt;String&gt; new_correquisits): afegeix noves assignatures com a correquits d'Assignatura. </text:p>
        </text:list-item>
        <text:list-item>
          <text:p text:style-name="P14">String toString(): retorna un String amb la informació bàsica de Assignatura.</text:p>
        </text:list-item>
        <text:list-item>
          <text:p text:style-name="P14">Strng toStringComplet(): retorna un String amb informació detallada de Assignatura.</text:p>
        </text:list-item>
      </text:list>
      <text:p text:style-name="P5"><text:span text:style-name="T2">Classe</text:span><text:span text:style-name="T3">: Grup</text:span></text:p>
      <text:p text:style-name="P10">Implementa l'abstracció de "grup d'una assignatura". </text:p>
      <text:p text:style-name="P5"><text:span text:style-name="T2">Atributs</text:span><text:span text:style-name="T3">:</text:span></text:p>
      <text:list xml:id="list911222491778304908" text:style-name="L7">
        <text:list-item>
          <text:p text:style-name="P15">idGrup</text:p>
        </text:list-item>
        <text:list-item>
          <text:p text:style-name="P15">capacitat</text:p>
        </text:list-item>
        <text:list-item>
          <text:p text:style-name="P15">hoariGrup: indica si és de matins, tardes o ambdós. </text:p>
        </text:list-item>
        <text:list-item>
          <text:p text:style-name="P15">Subgrup: restricció de subgrup</text:p>
        </text:list-item>
        <text:list-item>
          <text:p text:style-name="P15">tipus: indica el tipus d'aula que necessita per poder fer classe.</text:p>
        </text:list-item>
      </text:list>
      <text:p text:style-name="P5"><text:span text:style-name="T2">Mètodes</text:span><text:span text:style-name="T3">:</text:span></text:p>
      <text:list xml:id="list4815913156084520730" text:style-name="L8">
        <text:list-item>
          <text:p text:style-name="P16">grup(String idGrup, int capacitat, String horariGrup, Tipus_Aula tipus): creadora de Grup.</text:p>
        </text:list-item>
        <text:list-item>
          <text:p text:style-name="P16">String GetId()</text:p>
        </text:list-item>
        <text:list-item>
          <text:p text:style-name="P16">int getCapacitat()</text:p>
        </text:list-item>
        <text:list-item>
          <text:p text:style-name="P16">String getHorariAssig(): indica en quina franja horària està assignat Grup</text:p>
        </text:list-item>
        <text:list-item>
          <text:p text:style-name="P16">Tipus_Aula getTipus()</text:p>
        </text:list-item>
        <text:list-item>
          <text:p text:style-name="P16">RestriccioSubgrup getSubgrup(): retorna la restricció subgrup de Grup.</text:p>
        </text:list-item>
        <text:list-item>
          <text:p text:style-name="P16">Void afegirRestriccio(RestriccioSubgrup r)</text:p>
        </text:list-item>
        <text:list-item>
          <text:p text:style-name="P16">String toString()</text:p>
        </text:list-item>
      </text:list>
      <text:p text:style-name="P5"><text:span text:style-name="T2">Classe</text:span><text:span text:style-name="T3">: Aula</text:span></text:p>
      <text:p text:style-name="P10">Implementa l'abstracció d'una Aula.</text:p>
      <text:p text:style-name="P5"><text:span text:style-name="T2">Atributs</text:span><text:span text:style-name="T3">:</text:span></text:p>
      <text:list xml:id="list6823365838213504502" text:style-name="L9">
        <text:list-item>
          <text:p text:style-name="P17">id (identificador)</text:p>
        </text:list-item>
        <text:list-item>
          <text:p text:style-name="P17">capacitat</text:p>
        </text:list-item>
        <text:list-item>
          <text:p text:style-name="P17">tipus: indica de quin tipus és l'aula</text:p>
        </text:list-item>
      </text:list>
      <text:p text:style-name="P5"><text:span text:style-name="T2">Mètodes</text:span><text:span text:style-name="T3">:</text:span></text:p>
      <text:list xml:id="list889864813820612200" text:style-name="L10">
        <text:list-item>
          <text:p text:style-name="P18">Aula(String id, int capcacitat, Tipus_Aula tipus): constructura </text:p>
        </text:list-item>
        <text:list-item>
          <text:p text:style-name="P18">String getId();</text:p>
        </text:list-item>
        <text:list-item>
          <text:p text:style-name="P18">int getCapacitat()</text:p>
        </text:list-item>
        <text:list-item>
          <text:p text:style-name="P18">Tipus_Aula getTipus();</text:p>
        </text:list-item>
        <text:list-item>
          <text:p text:style-name="P18">String toString()</text:p>
        </text:list-item>
      </text:list>
      <text:p text:style-name="P5"><text:span text:style-name="T2">Classe</text:span><text:span text:style-name="T3">: Classe</text:span></text:p>
      <text:p text:style-name="P10">Aquesta Classe serveix per relacionar Aula amb una data concreta i el grup d'una assignatura, per tant és la unitat de dades que processa l'algorisme a l'hora d'assignar un hoari a una assignació.</text:p>
      <text:p text:style-name="P19">Atributs<text:span text:style-name="T8">:</text:span></text:p>
      <text:list xml:id="list1175357604256926683" text:style-name="L11">
        <text:list-item>
          <text:p text:style-name="P20"><text:span text:style-name="T8">id_assig</text:span></text:p>
        </text:list-item>
        <text:list-item>
          <text:p text:style-name="P20"><text:soft-page-break/><text:span text:style-name="T8">id_grup</text:span></text:p>
        </text:list-item>
        <text:list-item>
          <text:p text:style-name="P20"><text:span text:style-name="T8">id_aula</text:span></text:p>
        </text:list-item>
        <text:list-item>
          <text:p text:style-name="P20"><text:span text:style-name="T8">hora_inici</text:span></text:p>
        </text:list-item>
        <text:list-item>
          <text:p text:style-name="P20"><text:span text:style-name="T8">hora_fi</text:span></text:p>
        </text:list-item>
        <text:list-item>
          <text:p text:style-name="P20"><text:span text:style-name="T8">dia</text:span></text:p>
        </text:list-item>
      </text:list>
      <text:p text:style-name="P19">Mètodes<text:span text:style-name="T8">:</text:span></text:p>
      <text:list xml:id="list8904657013000789051" text:style-name="L12">
        <text:list-item>
          <text:p text:style-name="P21"><text:span text:style-name="T8">Classe(String id_assig, String id_grup, DiaSetmana dia, int inici, int fi, String id_aula)</text:span></text:p>
        </text:list-item>
        <text:list-item>
          <text:p text:style-name="P21"><text:span text:style-name="T8">DiaSetmana getDia()</text:span></text:p>
        </text:list-item>
        <text:list-item>
          <text:p text:style-name="P21"><text:span text:style-name="T8">int getHoraInici()</text:span></text:p>
        </text:list-item>
        <text:list-item>
          <text:p text:style-name="P21"><text:span text:style-name="T8">int getHoraFi()</text:span></text:p>
        </text:list-item>
        <text:list-item>
          <text:p text:style-name="P21"><text:span text:style-name="T8">String getId_assig()</text:span></text:p>
        </text:list-item>
        <text:list-item>
          <text:p text:style-name="P21"><text:span text:style-name="T8">String getIdAula()</text:span></text:p>
        </text:list-item>
        <text:list-item>
          <text:p text:style-name="P21"><text:span text:style-name="T8">int getDurada(): retorna la durada de la classe.</text:span></text:p>
        </text:list-item>
        <text:list-item>
          <text:p text:style-name="P21"><text:span text:style-name="T8">Void showClasse(): imprimeix informació de Classe.</text:span></text:p>
        </text:list-item>
        <text:list-item>
          <text:p text:style-name="P21"><text:span text:style-name="T8">String toString(): retorna en un String informació de Classe</text:span></text:p>
        </text:list-item>
      </text:list>
      <text:p text:style-name="P19">Classe<text:span text:style-name="T8">: Assignacio</text:span></text:p>
      <text:p text:style-name="P19"><text:span text:style-name="T8">Assignacio conté informació sobre assignatura i grup els quals són els seus identificadors. A més, ens serveix com a objecte on crear l'horari per al grup d'una assignatura, és a dir, Assignacio reuneix el conjunt d'objectes Classe que formen l'horari d'un grup. </text:span></text:p>
      <text:p text:style-name="P19">Atributs<text:span text:style-name="T8">:</text:span></text:p>
      <text:list xml:id="list9082856321489711605" text:style-name="L13">
        <text:list-item>
          <text:p text:style-name="P22"><text:span text:style-name="T8">idGrup</text:span></text:p>
        </text:list-item>
        <text:list-item>
          <text:p text:style-name="P22"><text:span text:style-name="T8">idAssig</text:span></text:p>
        </text:list-item>
        <text:list-item>
          <text:p text:style-name="P22"><text:span text:style-name="T8">capacitat</text:span></text:p>
        </text:list-item>
        <text:list-item>
          <text:p text:style-name="P22"><text:span text:style-name="T8">nivellAssig</text:span></text:p>
        </text:list-item>
        <text:list-item>
          <text:p text:style-name="P22"><text:span text:style-name="T8">tAula: Tipu d'aula que necessita el grup d'Assignacio.</text:span></text:p>
        </text:list-item>
        <text:list-item>
          <text:p text:style-name="P22"><text:span text:style-name="T8">HorariGrup: indica a quin interval de temps pertany el grup (matins o tardes).</text:span></text:p>
        </text:list-item>
        <text:list-item>
          <text:p text:style-name="P22"><text:span text:style-name="T8">NumeroClasses: nombre de classes que necessita aquesta Assignacio.</text:span></text:p>
        </text:list-item>
        <text:list-item>
          <text:p text:style-name="P22"><text:span text:style-name="T8">DuracioClasse: la durada de les classes d'aquest grup.</text:span></text:p>
        </text:list-item>
        <text:list-item>
          <text:p text:style-name="P22"><text:span text:style-name="T8">NumeroClassesRestants: indica el nombre de classes que falta per assignar a l'horari del grup.</text:span></text:p>
        </text:list-item>
        <text:list-item>
          <text:p text:style-name="P22"><text:span text:style-name="T8">inici_possible: primera hora del dia que el grup pot fer classes.</text:span></text:p>
        </text:list-item>
        <text:list-item>
          <text:p text:style-name="P22"><text:span text:style-name="T8">final_possible: última hora del dia que el grup pot acabar les classes.</text:span></text:p>
        </text:list-item>
        <text:list-item>
          <text:p text:style-name="P22"><text:span text:style-name="T8">possibles_classes: conjunt d'objectes Classe que Assignació pot escollir per impartir classes i montar el seu horari. </text:span></text:p>
        </text:list-item>
        <text:list-item>
          <text:p text:style-name="P22"><text:span text:style-name="T8">classes_seleccionades: conjunt d'objectes Classe que Assignació ha escollit pel seu horari.</text:span></text:p>
        </text:list-item>
        <text:list-item>
          <text:p text:style-name="P22"><text:span text:style-name="T8">Ocupacio: restricció que comprova si l'aula de Classe ja està reservada.</text:span></text:p>
        </text:list-item>
        <text:list-item>
          <text:p text:style-name="P22"><text:span text:style-name="T8">Corequisit: restricció que comprova els corequisits d'Assignacio.</text:span></text:p>
        </text:list-item>
        <text:list-item>
          <text:p text:style-name="P22"><text:span text:style-name="T8">Subgrup: restricció que comprova la restricció subgrup d'Assignacio.</text:span></text:p>
        </text:list-item>
      </text:list>
      <text:p text:style-name="P19">Mètodes<text:span text:style-name="T8">:</text:span></text:p>
      <text:list xml:id="list6120609288264640133" text:style-name="L14">
        <text:list-item>
          <text:p text:style-name="P23"><text:span text:style-name="T8">Assignacio(String idGrup, Tipus_Aula tAula, String id_Assig, int nivellAssig, int numeroClasses, int duracioClasses, String horariGrup)</text:span></text:p>
        </text:list-item>
        <text:list-item>
          <text:p text:style-name="P23"><text:soft-page-break/><text:span text:style-name="T8">String getIdAssig()</text:span></text:p>
        </text:list-item>
        <text:list-item>
          <text:p text:style-name="P23"><text:span text:style-name="T8">String getIdGrup()</text:span></text:p>
        </text:list-item>
        <text:list-item>
          <text:p text:style-name="P23"><text:span text:style-name="T8">int getNumeroClassesRestants()</text:span></text:p>
        </text:list-item>
        <text:list-item>
          <text:p text:style-name="P23"><text:span text:style-name="T8">ArrayList&lt;Classe&gt; get AllPossiblesClasses()</text:span></text:p>
        </text:list-item>
        <text:list-item>
          <text:p text:style-name="P23"><text:span text:style-name="T8">void afegirCorrequisit(Correquisit c)</text:span></text:p>
        </text:list-item>
        <text:list-item>
          <text:p text:style-name="P23"><text:span text:style-name="T8">void afegirSubgrup(RestriccioSubgrup r)</text:span></text:p>
        </text:list-item>
        <text:list-item>
          <text:p text:style-name="P23"><text:span text:style-name="T8">Map&lt;String,Map&lt;DiaSetmana,ArrayList&lt;Classe&gt;&gt;&gt;) generarPossiblesClasses(): genera tots els possibles objectes Classe entre els quals pot escollir Assignacio.</text:span></text:p>
        </text:list-item>
        <text:list-item>
          <text:p text:style-name="P23"><text:span text:style-name="T8">Void printPossiblesClasses()</text:span></text:p>
        </text:list-item>
        <text:list-item>
          <text:p text:style-name="P23"><text:span text:style-name="T8">void showAll()</text:span></text:p>
        </text:list-item>
        <text:list-item>
          <text:p text:style-name="P23"><text:span text:style-name="T8">void afegeixPossibilitat(Classe c): afegeix la Classe </text:span><text:span text:style-name="T6">c </text:span><text:span text:style-name="T8">al conjunt de possibles classes d'Assignacio. </text:span></text:p>
        </text:list-item>
        <text:list-item>
          <text:p text:style-name="P23"><text:span text:style-name="T8">ArrayList&lt;Classe&gt; forwardChecking(Classe c): dur a terme un forward checking tenint en compte que s'acaba de seleccionar la Classe </text:span><text:span text:style-name="T6">c </text:span><text:span text:style-name="T8">per l'horari d'Assignacio.</text:span></text:p>
        </text:list-item>
        <text:list-item>
          <text:p text:style-name="P23"><text:span text:style-name="T8">ArrayList&lt;Classe&gt; nomesSeleccionades(): elimina totes les possibles classes d'Assignacio menys les seleccionades per l'horari. </text:span></text:p>
        </text:list-item>
        <text:list-item>
          <text:p text:style-name="P23"><text:span text:style-name="T8">Void afegirSeleccionada(Classe c): afegeix una Classe al conjunt de sel·leccionades.</text:span></text:p>
        </text:list-item>
        <text:list-item>
          <text:p text:style-name="P23"><text:span text:style-name="T8">Void eliminarSeleccionada(Classe c)</text:span></text:p>
        </text:list-item>
        <text:list-item>
          <text:p text:style-name="P23"><text:span text:style-name="T8">ArrayList&lt;Classe&gt; getSeleccionades()</text:span></text:p>
        </text:list-item>
        <text:list-item>
          <text:p text:style-name="P23"><text:span text:style-name="T8">boolean isEmpty(): indica si Assignacio encara poseeix objectes Classe entre les quals escollir classes pel seu horari. </text:span></text:p>
        </text:list-item>
        <text:list-item>
          <text:p text:style-name="P23"><text:span text:style-name="T8">String toString()</text:span></text:p>
        </text:list-item>
      </text:list>
      <text:p text:style-name="P19">Classe<text:span text:style-name="T8">: Restriccio (Abstracte)</text:span></text:p>
      <text:p text:style-name="P19"><text:span text:style-name="T8">Abstraeix els tipus de restriccions que existeixen.</text:span></text:p>
      <text:p text:style-name="P19">Atributs<text:span text:style-name="T8">:</text:span></text:p>
      <text:p text:style-name="P19">Mètodes<text:span text:style-name="T8">:</text:span></text:p>
      <text:list xml:id="list2499310251264002621" text:style-name="L16">
        <text:list-item>
          <text:p text:style-name="P24"><text:span text:style-name="T8">boolean solapenHores(int ai, int bi, int af, int bf): indica si un interval d'hores es solapa.</text:span></text:p>
        </text:list-item>
        <text:list-item>
          <text:p text:style-name="P24"><text:span text:style-name="T8">Boolean checkCorrecte(Classe c1, Classe c2): mètode abstracte que indica si la restricció es compleix donat l'estat actual de les classes sel·leccionades. </text:span></text:p>
        </text:list-item>
        <text:list-item>
          <text:p text:style-name="P24"><text:span text:style-name="T8">ArrayList&lt;Classe&gt; deletePossibilities(Map&lt;String,Map&lt;DiaSetmana,ArrayList&lt;Classe&gt;&gt;&gt;, Classe c): et retorna tots els objectes Classe que Assignacio ha d'eliminar de les seves possibles classes perquè incompleixen restriccions.</text:span></text:p>
        </text:list-item>
      </text:list>
      <text:p text:style-name="P19">Classe<text:span text:style-name="T8">: RestriccioSubgrup</text:span></text:p>
      <text:p text:style-name="P19"><text:span text:style-name="T8">Implementa la restricció subgrup.</text:span></text:p>
      <text:p text:style-name="P19">Atributs<text:span text:style-name="T8">:</text:span></text:p>
      <text:list xml:id="list4590817668862610646" text:style-name="L17">
        <text:list-item>
          <text:p text:style-name="P25"><text:span text:style-name="T8">pare: és l'objecte grup d'Assignació.</text:span></text:p>
        </text:list-item>
      </text:list>
      <text:p text:style-name="P19">Mètodes<text:span text:style-name="T8">:</text:span></text:p>
      <text:list xml:id="list644968806991446661" text:style-name="L18">
        <text:list-item>
          <text:p text:style-name="P26"><text:span text:style-name="T8">RestriccioSubgrup(Grup pare)</text:span></text:p>
        </text:list-item>
        <text:list-item>
          <text:p text:style-name="P26"><text:span text:style-name="T8">Boolean checkCorrecte(Classe c1, Classe c2): indica si </text:span><text:span text:style-name="T6">c2</text:span><text:span text:style-name="T8"> és subgrup de </text:span><text:span text:style-name="T6">c1</text:span><text:span text:style-name="T8">.</text:span></text:p>
        </text:list-item>
        <text:list-item>
          <text:p text:style-name="P26"><text:span text:style-name="T8">Boolean checkSub(String <text:tab/>g1, String g2): comprova a partir dels identificadors de grup si g2 és subgrup de g1.</text:span></text:p>
        </text:list-item>
      </text:list>
      <text:p text:style-name="P19"><text:soft-page-break/>Classe<text:span text:style-name="T8">: Correquisit</text:span></text:p>
      <text:p text:style-name="P19">Atributs<text:span text:style-name="T8">:</text:span></text:p>
      <text:list xml:id="list272274494293450765" text:style-name="L19">
        <text:list-item>
          <text:p text:style-name="P27"><text:span text:style-name="T8">assignatures: el conjunt d'assignatures que té Assignacio com a correquisit.</text:span></text:p>
        </text:list-item>
      </text:list>
      <text:p text:style-name="P19">Mètodes<text:span text:style-name="T8">:</text:span></text:p>
      <text:list xml:id="list2770638289373156869" text:style-name="L20">
        <text:list-item>
          <text:p text:style-name="P28"><text:span text:style-name="T8">boolean isEmpty(): indica si el correquisit té assignatures o està buit.</text:span></text:p>
        </text:list-item>
        <text:list-item>
          <text:p text:style-name="P28"><text:span text:style-name="T8">Boolean addAssignatura(String id_assignatura): afegeix una assignatura al correquisit.</text:span></text:p>
        </text:list-item>
        <text:list-item>
          <text:p text:style-name="P28"><text:span text:style-name="T8">Boolean checkCorrecte(Classe c1, Classe c2): indica si c2 és correquisit de c1.</text:span></text:p>
        </text:list-item>
        <text:list-item>
          <text:p text:style-name="P28"><text:span text:style-name="T8">Boolean esCorrequisit(String id_assig): indica si </text:span><text:span text:style-name="T6">id_assig </text:span><text:span text:style-name="T8">pertany al conjunt d'assignatures correquisit de la restricció. </text:span></text:p>
        </text:list-item>
        <text:list-item>
          <text:p text:style-name="P28"><text:span text:style-name="T8">String toString()</text:span></text:p>
        </text:list-item>
      </text:list>
      <text:p text:style-name="P19">Classe<text:span text:style-name="T8">: RestriccioOcupacio</text:span></text:p>
      <text:p text:style-name="P19"><text:span text:style-name="T8">Implementa la restricció ocupació d'aules. </text:span></text:p>
      <text:p text:style-name="P19">Atributs<text:span text:style-name="T8">:</text:span></text:p>
      <text:p text:style-name="P19">Mètodes<text:span text:style-name="T8">:</text:span></text:p>
      <text:list xml:id="list6616414095585557031" text:style-name="L21">
        <text:list-item>
          <text:p text:style-name="P29"><text:span text:style-name="T8">boolean checkCorrecte(Classe c1, Classe c2): indica si c2 solapa l'aula amb c1. </text:span></text:p>
        </text:list-item>
      </text:list>
      <text:p text:style-name="P19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3M45S</meta:editing-duration>
    <meta:editing-cycles>4</meta:editing-cycles>
    <meta:generator>OpenOffice/4.1.5$Win32 OpenOffice.org_project/415m1$Build-9789</meta:generator>
    <dc:date>2018-11-11T19:57:58.70</dc:date>
    <meta:document-statistic meta:table-count="0" meta:image-count="0" meta:object-count="0" meta:page-count="6" meta:paragraph-count="180" meta:word-count="1447" meta:character-count="10436"/>
    <meta:user-defined meta:name="Info 1"/>
    <meta:user-defined meta:name="Info 2"/>
    <meta:user-defined meta:name="Info 3"/>
    <meta:user-defined meta:name="Info 4"/>
  </office:meta>
</office:document-meta>
</file>